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gr1" style:family="graphic">
      <style:graphic-properties draw:stroke="none" svg:stroke-color="#3465a4" draw:marker-start="Circle" draw:marker-end="Circle" draw:fill="none" draw:opacity="0%" draw:textarea-horizontal-align="center" draw:textarea-vertical-align="middle" draw:shadow-offset-x="8.65pt" draw:shadow-offset-y="8.65pt" draw:shadow-opacity="0%" draw:ole-draw-aspect="1"/>
    </style:style>
    <style:style style:name="P1" style:family="paragraph">
      <loext:graphic-properties draw:fill="none" draw:opacity="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06.74pt" svg:y="165.66pt">
            <draw:object draw:notify-on-update-of-ranges="Sheet1.B1:Sheet1.B135 Sheet1.C1:Sheet1.C1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00533101725396604" calcext:value-type="float">
            <text:p>0.000533101725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87184917149591" calcext:value-type="float">
            <text:p>0.00048718491715</text:p>
          </table:table-cell>
          <table:table-cell office:value-type="float" office:value="0.000605044713703935" calcext:value-type="float">
            <text:p>0.000605044713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55484285478285" calcext:value-type="float">
            <text:p>0.000555484285478</text:p>
          </table:table-cell>
          <table:table-cell office:value-type="float" office:value="0.000947087983769524" calcext:value-type="float">
            <text:p>0.00094708798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825156028176803" calcext:value-type="float">
            <text:p>0.000825156028177</text:p>
          </table:table-cell>
          <table:table-cell office:value-type="float" office:value="0.000654393538906246" calcext:value-type="float">
            <text:p>0.0006543935389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860162800607576" calcext:value-type="float">
            <text:p>0.000860162800608</text:p>
          </table:table-cell>
          <table:table-cell office:value-type="float" office:value="0.000701516514967057" calcext:value-type="float">
            <text:p>0.0007015165149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852778369662904" calcext:value-type="float">
            <text:p>0.000852778369663</text:p>
          </table:table-cell>
          <table:table-cell office:value-type="float" office:value="0.000688888740560944" calcext:value-type="float">
            <text:p>0.0006888887405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5828891415903" calcext:value-type="float">
            <text:p>0.415828891415903</text:p>
          </table:table-cell>
          <table:table-cell office:value-type="float" office:value="0.000681699670623823" calcext:value-type="float">
            <text:p>0.0006816996706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4398637071178" calcext:value-type="float">
            <text:p>0.854398637071178</text:p>
          </table:table-cell>
          <table:table-cell office:value-type="float" office:value="0.000733538509699334" calcext:value-type="float">
            <text:p>0.0007335385096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8148615464597" calcext:value-type="float">
            <text:p>5.18148615464597</text:p>
          </table:table-cell>
          <table:table-cell office:value-type="float" office:value="0.000711785279108162" calcext:value-type="float">
            <text:p>0.000711785279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9196977366836" calcext:value-type="float">
            <text:p>5.39196977366836</text:p>
          </table:table-cell>
          <table:table-cell office:value-type="float" office:value="0.000732640871239729" calcext:value-type="float">
            <text:p>0.0007326408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7345814591351" calcext:value-type="float">
            <text:p>5.27345814591351</text:p>
          </table:table-cell>
          <table:table-cell office:value-type="float" office:value="0.000715683118934095" calcext:value-type="float">
            <text:p>0.0007156831189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18921848615553" calcext:value-type="float">
            <text:p>5.18921848615553</text:p>
          </table:table-cell>
          <table:table-cell office:value-type="float" office:value="0.000700012923035719" calcext:value-type="float">
            <text:p>0.0007000129230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15122264889033" calcext:value-type="float">
            <text:p>5.15122264889033</text:p>
          </table:table-cell>
          <table:table-cell office:value-type="float" office:value="0.000699890407028053" calcext:value-type="float">
            <text:p>0.0006998904070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15829670571223" calcext:value-type="float">
            <text:p>5.15829670571223</text:p>
          </table:table-cell>
          <table:table-cell office:value-type="float" office:value="0.00063910499115885" calcext:value-type="float">
            <text:p>0.0006391049911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21833803289587" calcext:value-type="float">
            <text:p>5.21833803289587</text:p>
          </table:table-cell>
          <table:table-cell office:value-type="float" office:value="0.000410305536710298" calcext:value-type="float">
            <text:p>0.000410305536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30261213899929" calcext:value-type="float">
            <text:p>5.30261213899929</text:p>
          </table:table-cell>
          <table:table-cell office:value-type="float" office:value="0.000538514210627629" calcext:value-type="float">
            <text:p>0.0005385142106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44327596660321" calcext:value-type="float">
            <text:p>5.44327596660321</text:p>
          </table:table-cell>
          <table:table-cell office:value-type="float" office:value="0.000578992169602475" calcext:value-type="float">
            <text:p>0.0005789921696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58060187256273" calcext:value-type="float">
            <text:p>5.5806018725627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7251442582132" calcext:value-type="float">
            <text:p>5.725144258213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7442994011734" calcext:value-type="float">
            <text:p>5.9744299401173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09567922260405" calcext:value-type="float">
            <text:p>6.095679222604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22278032098924" calcext:value-type="float">
            <text:p>6.222780320989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33309521483573" calcext:value-type="float">
            <text:p>6.3330952148357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44842130045394" calcext:value-type="float">
            <text:p>6.4484213004539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53933754243132" calcext:value-type="float">
            <text:p>6.5393375424313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2716486030521" calcext:value-type="float">
            <text:p>6.6271648603052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37554728699824" calcext:value-type="float">
            <text:p>6.3755472869982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77165606822579" calcext:value-type="float">
            <text:p>6.771656068225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81224639940361" calcext:value-type="float">
            <text:p>6.812246399403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90538981404075" calcext:value-type="float">
            <text:p>6.9053898140407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93804589260966" calcext:value-type="float">
            <text:p>6.9380458926096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01433772792871" calcext:value-type="float">
            <text:p>7.0143377279287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2273085051062" calcext:value-type="float">
            <text:p>6.6227308505106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03679582090275" calcext:value-type="float">
            <text:p>7.0367958209027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06670808684373" calcext:value-type="float">
            <text:p>7.0667080868437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71260742617427" calcext:value-type="float">
            <text:p>6.7126074261742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65298461982537" calcext:value-type="float">
            <text:p>7.652984619825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82639685306247" calcext:value-type="float">
            <text:p>7.8263968530624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96961843589956" calcext:value-type="float">
            <text:p>7.9696184358995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13788902598614" calcext:value-type="float">
            <text:p>8.137889025986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37810737408289" calcext:value-type="float">
            <text:p>8.3781073740828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59404133040653" calcext:value-type="float">
            <text:p>8.5940413304065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7827928655451" calcext:value-type="float">
            <text:p>8.782792865545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38475128287002" calcext:value-type="float">
            <text:p>9.3847512828700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68443176024091" calcext:value-type="float">
            <text:p>9.6844317602409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87989721584103" calcext:value-type="float">
            <text:p>9.8798972158410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36805384839599" calcext:value-type="float">
            <text:p>9.3680538483959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8731949699676" calcext:value-type="float">
            <text:p>10.873194969967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0324912643596" calcext:value-type="float">
            <text:p>11.032491264359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147585770085" calcext:value-type="float">
            <text:p>11.14758577008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9475273583831" calcext:value-type="float">
            <text:p>10.947527358383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6750769399077" calcext:value-type="float">
            <text:p>11.675076939907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7976060253999" calcext:value-type="float">
            <text:p>11.797606025399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3914975620993" calcext:value-type="float">
            <text:p>11.391497562099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7298038772742" calcext:value-type="float">
            <text:p>12.729803877274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172563655983" calcext:value-type="float">
            <text:p>12.717256365598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653263523372" calcext:value-type="float">
            <text:p>12.65326352337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7134093014939" calcext:value-type="float">
            <text:p>12.713409301493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7520667423968" calcext:value-type="float">
            <text:p>12.752066742396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6101384689979" calcext:value-type="float">
            <text:p>12.610138468997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4934775771057" calcext:value-type="float">
            <text:p>12.493477577105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6292857547204" calcext:value-type="float">
            <text:p>12.629285754720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7377513095207" calcext:value-type="float">
            <text:p>13.737751309520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2828682204571" calcext:value-type="float">
            <text:p>12.282868220457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7337386522508" calcext:value-type="float">
            <text:p>11.733738652250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.2246162474763" calcext:value-type="float">
            <text:p>13.224616247476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1327671033481" calcext:value-type="float">
            <text:p>13.132767103348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302262692435" calcext:value-type="float">
            <text:p>13.30226269243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5880124424947" calcext:value-type="float">
            <text:p>14.588012442494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4192577680567" calcext:value-type="float">
            <text:p>13.419257768056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588852180925" calcext:value-type="float">
            <text:p>13.5888521809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9305814107664" calcext:value-type="float">
            <text:p>14.930581410766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0726997173083" calcext:value-type="float">
            <text:p>12.072699717308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7907821108462" calcext:value-type="float">
            <text:p>12.790782110846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7667196324571" calcext:value-type="float">
            <text:p>12.766719632457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3406316329123" calcext:value-type="float">
            <text:p>13.340631632912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9214203719788" calcext:value-type="float">
            <text:p>13.921420371978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403014793672" calcext:value-type="float">
            <text:p>14.40301479367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1909163907643" calcext:value-type="float">
            <text:p>15.190916390764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8894231517257" calcext:value-type="float">
            <text:p>15.889423151725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350225873509" calcext:value-type="float">
            <text:p>16.35022587350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8981113675387" calcext:value-type="float">
            <text:p>16.898111367538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.0910091125345" calcext:value-type="float">
            <text:p>15.09100911253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7986566368105" calcext:value-type="float">
            <text:p>25.798656636810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.0217150019803" calcext:value-type="float">
            <text:p>24.021715001980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.0612385805486" calcext:value-type="float">
            <text:p>24.06123858054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9316771324794" calcext:value-type="float">
            <text:p>25.931677132479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.1890792496698" calcext:value-type="float">
            <text:p>22.189079249669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.4026594082671" calcext:value-type="float">
            <text:p>23.402659408267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.2194570883066" calcext:value-type="float">
            <text:p>24.219457088306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0770087565305" calcext:value-type="float">
            <text:p>25.077008756530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.1378333347011" calcext:value-type="float">
            <text:p>24.137833334701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.7900451886862" calcext:value-type="float">
            <text:p>27.790045188686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.3044248002329" calcext:value-type="float">
            <text:p>28.304424800232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8701295150058" calcext:value-type="float">
            <text:p>28.870129515005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.1996494636739" calcext:value-type="float">
            <text:p>29.199649463673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3956628453839" calcext:value-type="float">
            <text:p>29.395662845383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.9030132444224" calcext:value-type="float">
            <text:p>29.903013244422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.1358813443425" calcext:value-type="float">
            <text:p>31.13588134434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6317906849605" calcext:value-type="float">
            <text:p>31.631790684960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.5006816941692" calcext:value-type="float">
            <text:p>31.500681694169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.9931755111574" calcext:value-type="float">
            <text:p>34.993175511157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.5638223231748" calcext:value-type="float">
            <text:p>36.563822323174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.164027759764" calcext:value-type="float">
            <text:p>37.16402775976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.8666312745165" calcext:value-type="float">
            <text:p>37.866631274516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9.3503801951807" calcext:value-type="float">
            <text:p>39.350380195180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.0918776463956" calcext:value-type="float">
            <text:p>40.091877646395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.8583110968273" calcext:value-type="float">
            <text:p>39.858311096827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.8058757666476" calcext:value-type="float">
            <text:p>40.805875766647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.6800394676235" calcext:value-type="float">
            <text:p>40.680039467623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0.9633028110989" calcext:value-type="float">
            <text:p>40.963302811098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.654953121394" calcext:value-type="float">
            <text:p>41.65495312139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.346353849998" calcext:value-type="float">
            <text:p>41.34635384999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.6095749974251" calcext:value-type="float">
            <text:p>43.609574997425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.7382205745754" calcext:value-type="float">
            <text:p>44.738220574575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.8124065797408" calcext:value-type="float">
            <text:p>43.812406579740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.1972174084705" calcext:value-type="float">
            <text:p>47.197217408470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0.7845625013113" calcext:value-type="float">
            <text:p>50.784562501311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.5526110940509" calcext:value-type="float">
            <text:p>50.552611094050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.7471250027418" calcext:value-type="float">
            <text:p>52.747125002741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.970533323288" calcext:value-type="float">
            <text:p>52.97053332328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2.8471874922514" calcext:value-type="float">
            <text:p>52.847187492251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3.1114999873297" calcext:value-type="float">
            <text:p>53.111499987329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.0685714108603" calcext:value-type="float">
            <text:p>53.068571410860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.0685714278902" calcext:value-type="float">
            <text:p>55.068571427890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4.8803333322207" calcext:value-type="float">
            <text:p>54.880333332220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4.384562510252" calcext:value-type="float">
            <text:p>54.38456251025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.8718749761581" calcext:value-type="float">
            <text:p>55.871874976158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.1169999837875" calcext:value-type="float">
            <text:p>55.116999983787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.2765999794006" calcext:value-type="float">
            <text:p>57.276599979400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.2216249585152" calcext:value-type="float">
            <text:p>56.221624958515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1.4965000629425" calcext:value-type="float">
            <text:p>61.496500062942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1.4965000629425" calcext:value-type="float">
            <text:p>61.496500062942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1.4965000629425" calcext:value-type="float">
            <text:p>61.496500062942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1.4965000629425" calcext:value-type="float">
            <text:p>61.49650006294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3:22:04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3:33:47.301000000</meta:creation-date>
    <dc:date>2019-07-18T11:40:54.319000000</dc:date>
    <meta:editing-duration>P2DT23H31M37S</meta:editing-duration>
    <meta:editing-cycles>4</meta:editing-cycles>
    <meta:generator>LibreOffice/6.0.4.2$Windows_X86_64 LibreOffice_project/9b0d9b32d5dcda91d2f1a96dc04c645c450872bf</meta:generator>
    <meta:document-statistic meta:table-count="1" meta:cell-count="2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e9a06" draw:fill-color="#4e9a06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B1:Sheet1.C135" svg:x="1.717cm" svg:y="0.18cm" svg:width="13.962cm" svg:height="7.277cm">
          <chartooo:coordinate-region svg:x="2.338cm" svg:y="0.301cm" svg:width="13.341cm" svg:height="6.304cm"/>
          <chart:axis chart:dimension="x" chart:name="primary-x" chart:style-name="ch3">
            <chart:title svg:x="4.799cm" svg:y="7.638cm" chart:style-name="ch4">
              <text:p>Time before phase change (s)</text:p>
            </chart:title>
          </chart:axis>
          <chart:axis chart:dimension="y" chart:name="primary-y" chart:style-name="ch5">
            <chart:title svg:x="0.451cm" svg:y="6.87cm" chart:style-name="ch6">
              <text:p>Mean Average Error (s)</text:p>
            </chart:title>
          </chart:axis>
          <chart:series chart:style-name="ch7" chart:values-cell-range-address="Sheet1.B1:Sheet1.B135" chart:class="chart:line">
            <chart:data-point chart:repeated="135"/>
          </chart:series>
          <chart:series chart:style-name="ch8" chart:values-cell-range-address="Sheet1.C1:Sheet1.C135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1.B1:Sheet1.B135</svg:desc>
                </draw:g>
              </table:table-cell>
              <table:table-cell office:value-type="float" office:value="0.000533101725396604">
                <text:p>0.000533101725396604</text:p>
                <draw:g>
                  <svg:desc>Sheet1.C1:Sheet1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87184917149591">
                <text:p>0.000487184917149591</text:p>
              </table:table-cell>
              <table:table-cell office:value-type="float" office:value="0.000605044713703935">
                <text:p>0.000605044713703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55484285478285">
                <text:p>0.000555484285478285</text:p>
              </table:table-cell>
              <table:table-cell office:value-type="float" office:value="0.000947087983769524">
                <text:p>0.000947087983769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25156028176803">
                <text:p>0.000825156028176803</text:p>
              </table:table-cell>
              <table:table-cell office:value-type="float" office:value="0.000654393538906246">
                <text:p>0.000654393538906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60162800607576">
                <text:p>0.000860162800607576</text:p>
              </table:table-cell>
              <table:table-cell office:value-type="float" office:value="0.000701516514967057">
                <text:p>0.000701516514967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52778369662904">
                <text:p>0.000852778369662904</text:p>
              </table:table-cell>
              <table:table-cell office:value-type="float" office:value="0.000688888740560944">
                <text:p>0.000688888740560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828891415903">
                <text:p>0.415828891415903</text:p>
              </table:table-cell>
              <table:table-cell office:value-type="float" office:value="0.000681699670623823">
                <text:p>0.000681699670623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4398637071178">
                <text:p>0.854398637071178</text:p>
              </table:table-cell>
              <table:table-cell office:value-type="float" office:value="0.000733538509699334">
                <text:p>0.000733538509699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8148615464597">
                <text:p>5.18148615464597</text:p>
              </table:table-cell>
              <table:table-cell office:value-type="float" office:value="0.000711785279108162">
                <text:p>0.000711785279108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9196977366836">
                <text:p>5.39196977366836</text:p>
              </table:table-cell>
              <table:table-cell office:value-type="float" office:value="0.000732640871239729">
                <text:p>0.000732640871239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7345814591351">
                <text:p>5.27345814591351</text:p>
              </table:table-cell>
              <table:table-cell office:value-type="float" office:value="0.000715683118934095">
                <text:p>0.000715683118934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8921848615553">
                <text:p>5.18921848615553</text:p>
              </table:table-cell>
              <table:table-cell office:value-type="float" office:value="0.000700012923035719">
                <text:p>0.000700012923035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5122264889033">
                <text:p>5.15122264889033</text:p>
              </table:table-cell>
              <table:table-cell office:value-type="float" office:value="0.000699890407028053">
                <text:p>0.0006998904070280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5829670571223">
                <text:p>5.15829670571223</text:p>
              </table:table-cell>
              <table:table-cell office:value-type="float" office:value="0.00063910499115885">
                <text:p>0.00063910499115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1833803289587">
                <text:p>5.21833803289587</text:p>
              </table:table-cell>
              <table:table-cell office:value-type="float" office:value="0.000410305536710298">
                <text:p>0.000410305536710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0261213899929">
                <text:p>5.30261213899929</text:p>
              </table:table-cell>
              <table:table-cell office:value-type="float" office:value="0.000538514210627629">
                <text:p>0.000538514210627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4327596660321">
                <text:p>5.44327596660321</text:p>
              </table:table-cell>
              <table:table-cell office:value-type="float" office:value="0.000578992169602475">
                <text:p>0.000578992169602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8060187256273">
                <text:p>5.58060187256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251442582132">
                <text:p>5.7251442582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7442994011734">
                <text:p>5.9744299401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9567922260405">
                <text:p>6.09567922260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2278032098924">
                <text:p>6.22278032098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3309521483573">
                <text:p>6.33309521483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44842130045394">
                <text:p>6.44842130045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3933754243132">
                <text:p>6.53933754243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2716486030521">
                <text:p>6.6271648603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37554728699824">
                <text:p>6.3755472869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7165606822579">
                <text:p>6.77165606822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1224639940361">
                <text:p>6.8122463994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90538981404075">
                <text:p>6.9053898140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93804589260966">
                <text:p>6.93804589260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1433772792871">
                <text:p>7.01433772792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2273085051062">
                <text:p>6.6227308505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03679582090275">
                <text:p>7.0367958209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06670808684373">
                <text:p>7.06670808684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1260742617427">
                <text:p>6.71260742617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5298461982537">
                <text:p>7.65298461982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82639685306247">
                <text:p>7.82639685306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6961843589956">
                <text:p>7.96961843589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3788902598614">
                <text:p>8.13788902598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37810737408289">
                <text:p>8.37810737408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59404133040653">
                <text:p>8.59404133040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827928655451">
                <text:p>8.7827928655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8475128287002">
                <text:p>9.38475128287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68443176024091">
                <text:p>9.68443176024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87989721584103">
                <text:p>9.8798972158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6805384839599">
                <text:p>9.36805384839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8731949699676">
                <text:p>10.8731949699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0324912643596">
                <text:p>11.032491264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147585770085">
                <text:p>11.14758577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9475273583831">
                <text:p>10.947527358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6750769399077">
                <text:p>11.6750769399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7976060253999">
                <text:p>11.797606025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3914975620993">
                <text:p>11.3914975620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7298038772742">
                <text:p>12.7298038772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7172563655983">
                <text:p>12.7172563655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53263523372">
                <text:p>12.653263523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7134093014939">
                <text:p>12.7134093014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7520667423968">
                <text:p>12.7520667423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6101384689979">
                <text:p>12.6101384689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4934775771057">
                <text:p>12.493477577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6292857547204">
                <text:p>12.6292857547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7377513095207">
                <text:p>13.7377513095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2828682204571">
                <text:p>12.282868220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7337386522508">
                <text:p>11.7337386522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246162474763">
                <text:p>13.2246162474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1327671033481">
                <text:p>13.1327671033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302262692435">
                <text:p>13.302262692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5880124424947">
                <text:p>14.5880124424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4192577680567">
                <text:p>13.4192577680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588852180925">
                <text:p>13.588852180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9305814107664">
                <text:p>14.930581410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0726997173083">
                <text:p>12.072699717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7907821108462">
                <text:p>12.790782110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7667196324571">
                <text:p>12.766719632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3406316329123">
                <text:p>13.3406316329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9214203719788">
                <text:p>13.9214203719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.403014793672">
                <text:p>14.403014793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1909163907643">
                <text:p>15.1909163907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894231517257">
                <text:p>15.8894231517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50225873509">
                <text:p>16.350225873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8981113675387">
                <text:p>16.8981113675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0910091125345">
                <text:p>15.0910091125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7986566368105">
                <text:p>25.7986566368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0217150019803">
                <text:p>24.0217150019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0612385805486">
                <text:p>24.0612385805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9316771324794">
                <text:p>25.9316771324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1890792496698">
                <text:p>22.1890792496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.4026594082671">
                <text:p>23.4026594082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.2194570883066">
                <text:p>24.2194570883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0770087565305">
                <text:p>25.0770087565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1378333347011">
                <text:p>24.1378333347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7900451886862">
                <text:p>27.7900451886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3044248002329">
                <text:p>28.3044248002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8701295150058">
                <text:p>28.8701295150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1996494636739">
                <text:p>29.1996494636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3956628453839">
                <text:p>29.3956628453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9030132444224">
                <text:p>29.903013244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1358813443425">
                <text:p>31.1358813443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6317906849605">
                <text:p>31.6317906849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5006816941692">
                <text:p>31.500681694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.9931755111574">
                <text:p>34.9931755111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.5638223231748">
                <text:p>36.5638223231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.164027759764">
                <text:p>37.164027759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.8666312745165">
                <text:p>37.8666312745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.3503801951807">
                <text:p>39.3503801951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.0918776463956">
                <text:p>40.0918776463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.8583110968273">
                <text:p>39.858311096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.8058757666476">
                <text:p>40.8058757666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.6800394676235">
                <text:p>40.6800394676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.9633028110989">
                <text:p>40.9633028110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.654953121394">
                <text:p>41.65495312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.346353849998">
                <text:p>41.34635384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.6095749974251">
                <text:p>43.6095749974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7382205745754">
                <text:p>44.7382205745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.8124065797408">
                <text:p>43.8124065797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.1972174084705">
                <text:p>47.1972174084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.7845625013113">
                <text:p>50.7845625013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5526110940509">
                <text:p>50.5526110940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7471250027418">
                <text:p>52.7471250027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970533323288">
                <text:p>52.970533323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8471874922514">
                <text:p>52.847187492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.1114999873297">
                <text:p>53.1114999873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.0685714108603">
                <text:p>53.0685714108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.0685714278902">
                <text:p>55.068571427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.8803333322207">
                <text:p>54.8803333322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.384562510252">
                <text:p>54.384562510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8718749761581">
                <text:p>55.871874976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1169999837875">
                <text:p>55.116999983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.2765999794006">
                <text:p>57.2765999794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.2216249585152">
                <text:p>56.221624958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.4965000629425">
                <text:p>61.496500062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.4965000629425">
                <text:p>61.496500062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.4965000629425">
                <text:p>61.496500062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.4965000629425">
                <text:p>61.49650006294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